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5560000030032F1CFD0.png" manifest:media-type=""/>
  <manifest:file-entry manifest:full-path="Pictures/100000000000055600000300F3CE3EC1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49824" officeooo:paragraph-rsid="00049824"/>
    </style:style>
    <style:style style:name="P2" style:family="paragraph" style:parent-style-name="Standard">
      <style:text-properties officeooo:rsid="00049824" officeooo:paragraph-rsid="0007604f"/>
    </style:style>
    <style:style style:name="T1" style:family="text">
      <style:text-properties officeooo:rsid="0007604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ugene Sokolov</text:p>
      <text:p text:style-name="P2"><text:span text:style-name="T1">ECE 357, pset 8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Problem 5:</text:span></text:p>
      <text:p text:style-name="P2"><text:span text:style-name="T1">100,000 iterations:</text:span></text:p>
      <text:p text:style-name="P2"><draw:frame draw:style-name="fr1" draw:name="graphics1" text:anchor-type="paragraph" svg:width="6.9252in" svg:height="3.8929in" draw:z-index="0"><draw:image xlink:href="Pictures/100000000000055600000300F3CE3EC1.png" xlink:type="simple" xlink:show="embed" xlink:actuate="onLoad"/></draw:frame><text:span text:style-name="T1"/></text:p>
      <text:p text:style-name="P1"/>
      <text:p text:style-name="P2"><text:span text:style-name="T1">100000000</text:span></text:p>
      <text:p text:style-name="P2"><text:span text:style-name="T1"/></text:p>
      <text:p text:style-name="P2"><text:span text:style-name="T1"/></text:p>
      <text:p text:style-name="P1"/>
      <text:p text:style-name="P1"><draw:frame draw:style-name="fr2" draw:name="graphics3" text:anchor-type="paragraph" svg:x="0in" svg:y="1.6492in" svg:width="6.9252in" svg:height="3.8929in" draw:z-index="1"><draw:image xlink:href="Pictures/10000000000005560000030032F1CFD0.png" xlink:type="simple" xlink:show="embed" xlink:actuate="onLoad"/></draw:frame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</meta:initial-creator>
    <meta:creation-date>2013-11-26T10:13:57</meta:creation-date>
    <dc:date>2013-11-27T00:37:43</dc:date>
    <dc:creator>Eugene </dc:creator>
    <meta:editing-duration>P0D</meta:editing-duration>
    <meta:editing-cycles>2</meta:editing-cycles>
    <meta:generator>LibreOffice/3.6$Linux_x86 LibreOffice_project/360m1$Build-2</meta:generator>
    <meta:document-statistic meta:table-count="0" meta:image-count="2" meta:object-count="0" meta:page-count="2" meta:paragraph-count="5" meta:word-count="11" meta:character-count="67" meta:non-whitespace-character-count="61"/>
  </office:meta>
</office:document-meta>
</file>